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  <style:style style:name="gr3" style:family="graphic" style:parent-style-name="standard">
      <style:graphic-properties svg:stroke-width="0cm" draw:fill="none" draw:fill-color="#ffffff" fo:padding-top="-0.05cm" fo:padding-bottom="-0.05cm" fo:padding-left="-0.05cm" fo:padding-right="-0.05cm"/>
    </style:style>
    <style:style style:name="gr4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4.21cm" svg:y="0.001cm"/>
          <draw:glue-point draw:id="6" svg:x="-3.289cm" svg:y="0.001cm"/>
          <draw:glue-point draw:id="7" svg:x="-2.368cm" svg:y="0.001cm"/>
          <draw:glue-point draw:id="8" svg:x="-1.447cm" svg:y="0.001cm"/>
          <draw:glue-point draw:id="9" svg:x="-0.526cm" svg:y="0.001cm"/>
          <draw:glue-point draw:id="10" svg:x="0.395cm" svg:y="0.001cm"/>
          <draw:glue-point draw:id="11" svg:x="1.316cm" svg:y="0.001cm"/>
          <draw:glue-point draw:id="12" svg:x="2.237cm" svg:y="0.001cm"/>
          <draw:glue-point draw:id="13" svg:x="3.158cm" svg:y="0.001cm"/>
          <draw:glue-point draw:id="14" svg:x="4.079cm" svg:y="0.001cm"/>
          <draw:rect draw:style-name="gr1" draw:layer="layout" svg:width="21.714cm" svg:height="2cm" svg:x="0cm" svg:y="0cm">
            <text:p/>
          </draw:rect>
          <draw:line draw:style-name="gr2" draw:layer="layout" svg:x1="0.714cm" svg:y1="0cm" svg:x2="0.714cm" svg:y2="2cm">
            <text:p/>
          </draw:line>
          <draw:line draw:style-name="gr2" draw:layer="layout" svg:x1="21cm" svg:y1="0cm" svg:x2="21cm" svg:y2="2cm">
            <text:p/>
          </draw:line>
          <draw:line draw:style-name="gr2" draw:layer="layout" svg:x1="2.714cm" svg:y1="0cm" svg:x2="2.714cm" svg:y2="2cm">
            <text:p/>
          </draw:line>
          <draw:circle draw:style-name="gr3" draw:layer="layout" svg:width="1.62cm" svg:height="1.62cm" svg:x="2.904cm" svg:y="0.19cm">
            <text:p/>
          </draw:circle>
          <draw:circle draw:style-name="gr2" draw:layer="layout" svg:width="0.18cm" svg:height="0.18cm" svg:x="3.254cm" svg:y="0.675cm">
            <text:p/>
          </draw:circle>
          <draw:circle draw:style-name="gr2" draw:layer="layout" svg:width="0.18cm" svg:height="0.18cm" svg:x="3.974cm" svg:y="1.102cm">
            <text:p/>
          </draw:circle>
          <draw:line draw:style-name="gr4" draw:layer="layout" svg:x1="3.299cm" svg:y1="0.19cm" svg:x2="3.299cm" svg:y2="0.19cm">
            <text:p/>
          </draw:line>
          <draw:line draw:style-name="gr2" draw:layer="layout" svg:x1="4.714cm" svg:y1="0cm" svg:x2="4.714cm" svg:y2="2cm">
            <text:p/>
          </draw:line>
          <draw:circle draw:style-name="gr3" draw:layer="layout" svg:width="1.62cm" svg:height="1.62cm" svg:x="4.904cm" svg:y="0.19cm">
            <text:p/>
          </draw:circle>
          <draw:circle draw:style-name="gr2" draw:layer="layout" svg:width="0.18cm" svg:height="0.18cm" svg:x="5.254cm" svg:y="0.675cm">
            <text:p/>
          </draw:circle>
          <draw:circle draw:style-name="gr2" draw:layer="layout" svg:width="0.18cm" svg:height="0.18cm" svg:x="5.974cm" svg:y="1.102cm">
            <text:p/>
          </draw:circle>
          <draw:line draw:style-name="gr2" draw:layer="layout" svg:x1="6.714cm" svg:y1="0cm" svg:x2="6.714cm" svg:y2="2cm">
            <text:p/>
          </draw:line>
          <draw:circle draw:style-name="gr3" draw:layer="layout" svg:width="1.62cm" svg:height="1.62cm" svg:x="6.904cm" svg:y="0.19cm">
            <text:p/>
          </draw:circle>
          <draw:circle draw:style-name="gr2" draw:layer="layout" svg:width="0.18cm" svg:height="0.18cm" svg:x="7.254cm" svg:y="0.675cm">
            <text:p/>
          </draw:circle>
          <draw:circle draw:style-name="gr2" draw:layer="layout" svg:width="0.18cm" svg:height="0.18cm" svg:x="7.974cm" svg:y="1.102cm">
            <text:p/>
          </draw:circle>
          <draw:line draw:style-name="gr2" draw:layer="layout" svg:x1="8.714cm" svg:y1="0cm" svg:x2="8.714cm" svg:y2="2cm">
            <text:p/>
          </draw:line>
          <draw:circle draw:style-name="gr3" draw:layer="layout" svg:width="1.62cm" svg:height="1.62cm" svg:x="8.904cm" svg:y="0.19cm">
            <text:p/>
          </draw:circle>
          <draw:circle draw:style-name="gr2" draw:layer="layout" svg:width="0.18cm" svg:height="0.18cm" svg:x="9.254cm" svg:y="0.675cm">
            <text:p/>
          </draw:circle>
          <draw:circle draw:style-name="gr2" draw:layer="layout" svg:width="0.18cm" svg:height="0.18cm" svg:x="9.974cm" svg:y="1.102cm">
            <text:p/>
          </draw:circle>
          <draw:line draw:style-name="gr2" draw:layer="layout" svg:x1="10.714cm" svg:y1="0cm" svg:x2="10.714cm" svg:y2="2cm">
            <text:p/>
          </draw:line>
          <draw:circle draw:style-name="gr3" draw:layer="layout" svg:width="1.62cm" svg:height="1.62cm" svg:x="10.904cm" svg:y="0.19cm">
            <text:p/>
          </draw:circle>
          <draw:circle draw:style-name="gr2" draw:layer="layout" svg:width="0.18cm" svg:height="0.18cm" svg:x="11.254cm" svg:y="0.675cm">
            <text:p/>
          </draw:circle>
          <draw:circle draw:style-name="gr2" draw:layer="layout" svg:width="0.18cm" svg:height="0.18cm" svg:x="11.974cm" svg:y="1.102cm">
            <text:p/>
          </draw:circle>
          <draw:line draw:style-name="gr2" draw:layer="layout" svg:x1="12.714cm" svg:y1="0cm" svg:x2="12.714cm" svg:y2="2cm">
            <text:p/>
          </draw:line>
          <draw:circle draw:style-name="gr3" draw:layer="layout" svg:width="1.62cm" svg:height="1.62cm" svg:x="12.904cm" svg:y="0.19cm">
            <text:p/>
          </draw:circle>
          <draw:circle draw:style-name="gr2" draw:layer="layout" svg:width="0.18cm" svg:height="0.18cm" svg:x="13.254cm" svg:y="0.675cm">
            <text:p/>
          </draw:circle>
          <draw:circle draw:style-name="gr2" draw:layer="layout" svg:width="0.18cm" svg:height="0.18cm" svg:x="13.974cm" svg:y="1.102cm">
            <text:p/>
          </draw:circle>
          <draw:line draw:style-name="gr2" draw:layer="layout" svg:x1="14.714cm" svg:y1="0cm" svg:x2="14.714cm" svg:y2="2cm">
            <text:p/>
          </draw:line>
          <draw:circle draw:style-name="gr3" draw:layer="layout" svg:width="1.62cm" svg:height="1.62cm" svg:x="14.904cm" svg:y="0.19cm">
            <text:p/>
          </draw:circle>
          <draw:circle draw:style-name="gr2" draw:layer="layout" svg:width="0.18cm" svg:height="0.18cm" svg:x="15.254cm" svg:y="0.675cm">
            <text:p/>
          </draw:circle>
          <draw:circle draw:style-name="gr2" draw:layer="layout" svg:width="0.18cm" svg:height="0.18cm" svg:x="15.974cm" svg:y="1.102cm">
            <text:p/>
          </draw:circle>
          <draw:line draw:style-name="gr2" draw:layer="layout" svg:x1="16.714cm" svg:y1="0cm" svg:x2="16.714cm" svg:y2="2cm">
            <text:p/>
          </draw:line>
          <draw:circle draw:style-name="gr3" draw:layer="layout" svg:width="1.62cm" svg:height="1.62cm" svg:x="16.904cm" svg:y="0.19cm">
            <text:p/>
          </draw:circle>
          <draw:circle draw:style-name="gr2" draw:layer="layout" svg:width="0.18cm" svg:height="0.18cm" svg:x="17.254cm" svg:y="0.675cm">
            <text:p/>
          </draw:circle>
          <draw:circle draw:style-name="gr2" draw:layer="layout" svg:width="0.18cm" svg:height="0.18cm" svg:x="17.974cm" svg:y="1.102cm">
            <text:p/>
          </draw:circle>
          <draw:line draw:style-name="gr2" draw:layer="layout" svg:x1="18.714cm" svg:y1="0cm" svg:x2="18.714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Power Strip Schuko 8</dc:title>
    <meta:creation-date>2011-02-07T17:02:18</meta:creation-date>
    <meta:editing-duration>P0D</meta:editing-duration>
    <meta:editing-cycles>1</meta:editing-cycles>
    <meta:document-statistic meta:object-count="38"/>
    <meta:generator>OpenOffice.org/3.3$Linux OpenOffice.org_project/330m20$Build-9567</meta:generator>
  </office:meta>
</office:document-meta>
</file>